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31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35.44mm"/>
    </style:style>
    <style:style style:name="co8" style:family="table-column">
      <style:table-column-properties fo:break-before="auto" style:column-width="73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mm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Droid Sans Fallback" style:font-name-complex="Arial2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default-cell-style-name="ce10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5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7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11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3];3;4)&amp;&quot; &quot;&amp;MID([.B3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7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6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6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8];3;4)&amp;&quot; &quot;&amp;MID([.B8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6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6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6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6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6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6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6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1];3;4)&amp;&quot; &quot;&amp;MID([.B21];3;2)" office:value-type="string" office:string-value="CFG READ 4641 02" calcext:value-type="string">
            <text:p>CFG READ 4641 02</text:p>
          </table:table-cell>
          <table:table-cell table:style-name="ce1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2];3;4)&amp;&quot; &quot;&amp;MID([.B22];3;2)" office:value-type="string" office:string-value="CFG READ 4641 03" calcext:value-type="string">
            <text:p>CFG READ 4641 03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23];3;4)&amp;&quot; &quot;&amp;MID([.B23];3;2)" office:value-type="string" office:string-value="CFG READ 4641 04" calcext:value-type="string">
            <text:p>CFG READ 4641 04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3" office:value-type="string" calcext:value-type="string">
            <text:p>0x4641</text:p>
          </table:table-cell>
          <table:table-cell table:style-name="ce3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4];3;4)&amp;&quot; &quot;&amp;MID([.B24];3;2)" office:value-type="string" office:string-value="CFG READ 4641 07" calcext:value-type="string">
            <text:p>CFG READ 4641 07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6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5];3;4)&amp;&quot; &quot;&amp;MID([.B25];3;2)" office:value-type="string" office:string-value="CFG READ 6075 00" calcext:value-type="string">
            <text:p>CFG READ 6075 00</text:p>
          </table:table-cell>
          <table:table-cell table:style-name="ce13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6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27];3;4)&amp;&quot; &quot;&amp;MID([.B27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28];3;4)&amp;&quot; &quot;&amp;MID([.B28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29];3;4)&amp;&quot; &quot;&amp;MID([.B29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1];3;4)&amp;&quot; &quot;&amp;MID([.B31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6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2];3;4)&amp;&quot; &quot;&amp;MID([.B32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3];3;4)&amp;&quot; &quot;&amp;MID([.B33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6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4];3;4)&amp;&quot; &quot;&amp;MID([.B34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5];3;4)&amp;&quot; &quot;&amp;MID([.B35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6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36];3;4)&amp;&quot; &quot;&amp;MID([.B36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37];3;4)&amp;&quot; &quot;&amp;MID([.B37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6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38];3;4)&amp;&quot; &quot;&amp;MID([.B38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6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39];3;4)&amp;&quot; &quot;&amp;MID([.B39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6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0];3;4)&amp;&quot; &quot;&amp;MID([.B40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1];3;4)&amp;&quot; &quot;&amp;MID([.B41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6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2];3;4)&amp;&quot; &quot;&amp;MID([.B42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3];3;4)&amp;&quot; &quot;&amp;MID([.B43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6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4];3;4)&amp;&quot; &quot;&amp;MID([.B44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5];3;4)&amp;&quot; &quot;&amp;MID([.B45];3;2)" office:value-type="string" office:string-value="CFG READ 4610 0f" calcext:value-type="string">
            <text:p>CFG READ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6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46];3;4)&amp;&quot; &quot;&amp;MID([.B46];3;2)" office:value-type="string" office:string-value="CFG READ 4610 10" calcext:value-type="string">
            <text:p>CFG READ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6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47];3;4)&amp;&quot; &quot;&amp;MID([.B47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6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48];3;4)&amp;&quot; &quot;&amp;MID([.B48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0];3;4)&amp;&quot; &quot;&amp;MID([.B50];3;2)" office:value-type="string" office:string-value="CFG READ 4611 01" calcext:value-type="string">
            <text:p>CFG READ 4611 01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1];3;4)&amp;&quot; &quot;&amp;MID([.B51];3;2)" office:value-type="string" office:string-value="CFG READ 4611 02" calcext:value-type="string">
            <text:p>CFG READ 4611 02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2];3;4)&amp;&quot; &quot;&amp;MID([.B52];3;2)" office:value-type="string" office:string-value="CFG READ 4611 03" calcext:value-type="string">
            <text:p>CFG READ 4611 03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6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3];3;4)&amp;&quot; &quot;&amp;MID([.B53];3;2)" office:value-type="string" office:string-value="CFG READ 4611 04" calcext:value-type="string">
            <text:p>CFG READ 4611 04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4];3;4)&amp;&quot; &quot;&amp;MID([.B54];3;2)" office:value-type="string" office:string-value="CFG READ 4611 05" calcext:value-type="string">
            <text:p>CFG READ 4611 05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6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5];3;4)&amp;&quot; &quot;&amp;MID([.B55];3;2)" office:value-type="string" office:string-value="CFG READ 4611 06" calcext:value-type="string">
            <text:p>CFG READ 4611 06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6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56];3;4)&amp;&quot; &quot;&amp;MID([.B56];3;2)" office:value-type="string" office:string-value="CFG READ 4611 07" calcext:value-type="string">
            <text:p>CFG READ 4611 07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57];3;4)&amp;&quot; &quot;&amp;MID([.B57];3;2)" office:value-type="string" office:string-value="CFG READ 4611 08" calcext:value-type="string">
            <text:p>CFG READ 4611 08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6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58];3;4)&amp;&quot; &quot;&amp;MID([.B58];3;2)" office:value-type="string" office:string-value="CFG READ 4611 09" calcext:value-type="string">
            <text:p>CFG READ 4611 09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59];3;4)&amp;&quot; &quot;&amp;MID([.B59];3;2)" office:value-type="string" office:string-value="CFG READ 4611 0a" calcext:value-type="string">
            <text:p>CFG READ 4611 0a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6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0];3;4)&amp;&quot; &quot;&amp;MID([.B60];3;2)" office:value-type="string" office:string-value="CFG READ 4611 0b" calcext:value-type="string">
            <text:p>CFG READ 4611 0b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1];3;4)&amp;&quot; &quot;&amp;MID([.B61];3;2)" office:value-type="string" office:string-value="CFG READ 4611 0c" calcext:value-type="string">
            <text:p>CFG READ 4611 0c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6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2];3;4)&amp;&quot; &quot;&amp;MID([.B62];3;2)" office:value-type="string" office:string-value="CFG READ 4611 0d" calcext:value-type="string">
            <text:p>CFG READ 4611 0d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3];3;4)&amp;&quot; &quot;&amp;MID([.B63];3;2)" office:value-type="string" office:string-value="CFG READ 4611 0e" calcext:value-type="string">
            <text:p>CFG READ 4611 0e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4];3;4)&amp;&quot; &quot;&amp;MID([.B64];3;2)" office:value-type="string" office:string-value="CFG READ 4611 0f" calcext:value-type="string">
            <text:p>CFG READ 4611 0f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6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5];3;4)&amp;&quot; &quot;&amp;MID([.B65];3;2)" office:value-type="string" office:string-value="CFG READ 4611 10" calcext:value-type="string">
            <text:p>CFG READ 4611 10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6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66];3;4)&amp;&quot; &quot;&amp;MID([.B66];3;2)" office:value-type="string" office:string-value="CFG READ 4611 11" calcext:value-type="string">
            <text:p>CFG READ 4611 11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67];3;4)&amp;&quot; &quot;&amp;MID([.B67];3;2)" office:value-type="string" office:string-value="CFG READ 4611 12" calcext:value-type="string">
            <text:p>CFG READ 4611 12</text:p>
          </table:table-cell>
          <table:table-cell table:style-name="ce13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6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69];3;4)&amp;&quot; &quot;&amp;MID([.B69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0];3;4)&amp;&quot; &quot;&amp;MID([.B70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1];3;4)&amp;&quot; &quot;&amp;MID([.B71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3];3;4)&amp;&quot; &quot;&amp;MID([.B73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6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4];3;4)&amp;&quot; &quot;&amp;MID([.B74];3;2)" office:value-type="string" office:string-value="CFG READ 2920 06" calcext:value-type="string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76];3;4)&amp;&quot; &quot;&amp;MID([.B76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6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77];3;4)&amp;&quot; &quot;&amp;MID([.B77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78];3;4)&amp;&quot; &quot;&amp;MID([.B78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79];3;4)&amp;&quot; &quot;&amp;MID([.B79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6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0];3;4)&amp;&quot; &quot;&amp;MID([.B80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6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1];3;4)&amp;&quot; &quot;&amp;MID([.B81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3];3;4)&amp;&quot; &quot;&amp;MID([.B83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4];3;4)&amp;&quot; &quot;&amp;MID([.B84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5];3;4)&amp;&quot; &quot;&amp;MID([.B85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87];3;4)&amp;&quot; &quot;&amp;MID([.B87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88];3;4)&amp;&quot; &quot;&amp;MID([.B88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89];3;4)&amp;&quot; &quot;&amp;MID([.B89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0];3;4)&amp;&quot; &quot;&amp;MID([.B90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1];3;4)&amp;&quot; &quot;&amp;MID([.B91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2];3;4)&amp;&quot; &quot;&amp;MID([.B92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3];3;4)&amp;&quot; &quot;&amp;MID([.B93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4];3;4)&amp;&quot; &quot;&amp;MID([.B94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96];3;4)&amp;&quot; &quot;&amp;MID([.B96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97];3;4)&amp;&quot; &quot;&amp;MID([.B97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98];3;4)&amp;&quot; &quot;&amp;MID([.B98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99];3;4)&amp;&quot; &quot;&amp;MID([.B99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0];3;4)&amp;&quot; &quot;&amp;MID([.B100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1];3;4)&amp;&quot; &quot;&amp;MID([.B101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2];3;4)&amp;&quot; &quot;&amp;MID([.B102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3];3;4)&amp;&quot; &quot;&amp;MID([.B103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5];3;4)&amp;&quot; &quot;&amp;MID([.B105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06];3;4)&amp;&quot; &quot;&amp;MID([.B106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07];3;4)&amp;&quot; &quot;&amp;MID([.B107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08];3;4)&amp;&quot; &quot;&amp;MID([.B108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09];3;4)&amp;&quot; &quot;&amp;MID([.B109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0];3;4)&amp;&quot; &quot;&amp;MID([.B110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1];3;4)&amp;&quot; &quot;&amp;MID([.B111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2];3;4)&amp;&quot; &quot;&amp;MID([.B112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4];3;4)&amp;&quot; &quot;&amp;MID([.B114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6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5];3;4)&amp;&quot; &quot;&amp;MID([.B115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16];3;4)&amp;&quot; &quot;&amp;MID([.B116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18];3;4)&amp;&quot; &quot;&amp;MID([.B118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19];3;4)&amp;&quot; &quot;&amp;MID([.B119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1];3;4)&amp;&quot; &quot;&amp;MID([.B121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2];3;4)&amp;&quot; &quot;&amp;MID([.B122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3];3;4)&amp;&quot; &quot;&amp;MID([.B123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4];3;4)&amp;&quot; &quot;&amp;MID([.B124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26];3;4)&amp;&quot; &quot;&amp;MID([.B126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27];3;4)&amp;&quot; &quot;&amp;MID([.B127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1</text:p>
          </table:table-cell>
          <table:table-cell table:style-name="ce4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29];3;4)&amp;&quot; &quot;&amp;MID([.B129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2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0];3;4)&amp;&quot; &quot;&amp;MID([.B130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3</text:p>
          </table:table-cell>
          <table:table-cell table:style-name="ce4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1];3;4)&amp;&quot; &quot;&amp;MID([.B131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4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32];3;4)&amp;&quot; &quot;&amp;MID([.B132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5</text:p>
          </table:table-cell>
          <table:table-cell table:style-name="ce4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33];3;4)&amp;&quot; &quot;&amp;MID([.B133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6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34];3;4)&amp;&quot; &quot;&amp;MID([.B134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7</text:p>
          </table:table-cell>
          <table:table-cell table:style-name="ce4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35];3;4)&amp;&quot; &quot;&amp;MID([.B135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8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36];3;4)&amp;&quot; &quot;&amp;MID([.B136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9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37];3;4)&amp;&quot; &quot;&amp;MID([.B137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a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38];3;4)&amp;&quot; &quot;&amp;MID([.B138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b</text:p>
          </table:table-cell>
          <table:table-cell table:style-name="ce4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39];3;4)&amp;&quot; &quot;&amp;MID([.B139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c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0];3;4)&amp;&quot; &quot;&amp;MID([.B140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d</text:p>
          </table:table-cell>
          <table:table-cell table:style-name="ce4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1];3;4)&amp;&quot; &quot;&amp;MID([.B141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e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42];3;4)&amp;&quot; &quot;&amp;MID([.B142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f</text:p>
          </table:table-cell>
          <table:table-cell table:style-name="ce4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43];3;4)&amp;&quot; &quot;&amp;MID([.B143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0</text:p>
          </table:table-cell>
          <table:table-cell table:style-name="ce4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44];3;4)&amp;&quot; &quot;&amp;MID([.B144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1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45];3;4)&amp;&quot; &quot;&amp;MID([.B145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2</text:p>
          </table:table-cell>
          <table:table-cell table:style-name="ce4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46];3;4)&amp;&quot; &quot;&amp;MID([.B146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x3813</text:p>
          </table:table-cell>
          <table:table-cell table:style-name="ce3" office:value-type="string" calcext:value-type="string">
            <text:p>0x1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SOC drive cutback map point 1</text:p>
          </table:table-cell>
          <table:table-cell table:style-name="ce12" office:value-type="string" calcext:value-type="string">
            <text:p><text:s/>= 0 % SOC</text:p>
          </table:table-cell>
          <table:table-cell table:formula="of:=&quot;CFG READ &quot;&amp;MID([.A148];3;4)&amp;&quot; &quot;&amp;MID([.B148];3;2)" office:value-type="string" office:string-value="CFG READ 3813 11" calcext:value-type="string">
            <text:p>CFG READ 3813 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0x3813</text:p>
          </table:table-cell>
          <table:table-cell table:style-name="ce3" office:value-type="string" calcext:value-type="string">
            <text:p>0x12</text:p>
          </table:table-cell>
          <table:table-cell table:style-name="ce4" office:value-type="float" office:value="750" calcext:value-type="float">
            <text:p>750</text:p>
          </table:table-cell>
          <table:table-cell table:style-name="ce4"/>
          <table:table-cell office:value-type="string" calcext:value-type="string">
            <text:p>… cutback 1</text:p>
          </table:table-cell>
          <table:table-cell table:style-name="ce12" office:value-type="string" calcext:value-type="string">
            <text:p><text:s/>= 15 % power</text:p>
          </table:table-cell>
          <table:table-cell table:formula="of:=&quot;CFG READ &quot;&amp;MID([.A149];3;4)&amp;&quot; &quot;&amp;MID([.B149];3;2)" office:value-type="string" office:string-value="CFG READ 3813 12" calcext:value-type="string">
            <text:p>CFG READ 3813 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0x3813</text:p>
          </table:table-cell>
          <table:table-cell table:style-name="ce3" office:value-type="string" calcext:value-type="string">
            <text:p>0x13</text:p>
          </table:table-cell>
          <table:table-cell table:style-name="ce4" office:value-type="float" office:value="750" calcext:value-type="float">
            <text:p>750</text:p>
          </table:table-cell>
          <table:table-cell table:style-name="ce4"/>
          <table:table-cell office:value-type="string" calcext:value-type="string">
            <text:p>… point 2</text:p>
          </table:table-cell>
          <table:table-cell table:style-name="ce12" office:value-type="string" calcext:value-type="string">
            <text:p><text:s/>= 15 % SOC</text:p>
          </table:table-cell>
          <table:table-cell table:formula="of:=&quot;CFG READ &quot;&amp;MID([.A150];3;4)&amp;&quot; &quot;&amp;MID([.B150];3;2)" office:value-type="string" office:string-value="CFG READ 3813 13" calcext:value-type="string">
            <text:p>CFG READ 3813 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0x3813</text:p>
          </table:table-cell>
          <table:table-cell table:style-name="ce3" office:value-type="string" calcext:value-type="string">
            <text:p>0x14</text:p>
          </table:table-cell>
          <table:table-cell table:style-name="ce4" office:value-type="float" office:value="5000" calcext:value-type="float">
            <text:p>5000</text:p>
          </table:table-cell>
          <table:table-cell table:style-name="ce4"/>
          <table:table-cell office:value-type="string" calcext:value-type="string">
            <text:p>… cutback 2</text:p>
          </table:table-cell>
          <table:table-cell table:style-name="ce12" office:value-type="string" calcext:value-type="string">
            <text:p><text:s/>= 100 % power</text:p>
          </table:table-cell>
          <table:table-cell table:formula="of:=&quot;CFG READ &quot;&amp;MID([.A151];3;4)&amp;&quot; &quot;&amp;MID([.B151];3;2)" office:value-type="string" office:string-value="CFG READ 3813 14" calcext:value-type="string">
            <text:p>CFG READ 3813 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x2872</text:p>
          </table:table-cell>
          <table:table-cell table:style-name="ce3" office:value-type="string" calcext:value-type="string">
            <text:p>0x02</text:p>
          </table:table-cell>
          <table:table-cell table:style-name="ce4" office:value-type="float" office:value="65501" calcext:value-type="float">
            <text:p>65501</text:p>
          </table:table-cell>
          <table:table-cell/>
          <table:table-cell office:value-type="string" calcext:value-type="string">
            <text:p>Recuperation cutback current</text:p>
          </table:table-cell>
          <table:table-cell office:value-type="string" calcext:value-type="string">
            <text:p><text:s/>= -35 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x4623</text:p>
          </table:table-cell>
          <table:table-cell table:style-name="ce3"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ttery current cutback range</text:p>
          </table:table-cell>
          <table:table-cell office:value-type="string" calcext:value-type="string">
            <text:p><text:s/>= 15 A</text:p>
          </table:table-cell>
          <table:table-cell table:formula="of:=&quot;CFG READ &quot;&amp;MID([.A155];3;4)&amp;&quot; &quot;&amp;MID([.B155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0x3813</text:p>
          </table:table-cell>
          <table:table-cell table:style-name="ce3" office:value-type="string" calcext:value-type="string">
            <text:p>0x30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… recovery speed</text:p>
          </table:table-cell>
          <table:table-cell office:value-type="string" calcext:value-type="string">
            <text:p><text:s/>= 39 %/sec</text:p>
          </table:table-cell>
          <table:table-cell table:formula="of:=&quot;CFG READ &quot;&amp;MID([.A156];3;4)&amp;&quot; &quot;&amp;MID([.B156];3;2)" office:value-type="string" office:string-value="CFG READ 3813 30" calcext:value-type="string">
            <text:p>CFG READ 3813 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0x3813</text:p>
          </table:table-cell>
          <table:table-cell table:style-name="ce3" office:value-type="string" calcext:value-type="string">
            <text:p>0x31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office:value-type="string" calcext:value-type="string">
            <text:p>… cutback speed</text:p>
          </table:table-cell>
          <table:table-cell office:value-type="string" calcext:value-type="string">
            <text:p><text:s/>= 312,5 %/sec</text:p>
          </table:table-cell>
          <table:table-cell table:formula="of:=&quot;CFG READ &quot;&amp;MID([.A157];3;4)&amp;&quot; &quot;&amp;MID([.B157];3;2)" office:value-type="string" office:string-value="CFG READ 3813 31" calcext:value-type="string">
            <text:p>CFG READ 3813 31</text:p>
          </table:table-cell>
          <table:table-cell table:number-columns-repeated="1017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20:18:07.8987504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6-04-04T23:34:48.783811538</dc:date>
    <dc:creator>Michael Balzer</dc:creator>
    <meta:editing-duration>P1DT15H28M11S</meta:editing-duration>
    <meta:editing-cycles>26</meta:editing-cycles>
    <meta:generator>LibreOffice/5.0.4.2$Linux_X86_64 LibreOffice_project/00m0$Build-2</meta:generator>
    <meta:document-statistic meta:table-count="1" meta:cell-count="880" meta:object-count="0"/>
  </office:meta>
</office:document-meta>
</file>